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Mono" fo:font-size="10pt" fo:language="en" fo:country="US" officeooo:rsid="000a28f3" officeooo:paragraph-rsid="001b4b8c" style:font-name-asian="NSimSun1" style:font-size-asian="10pt" style:font-name-complex="Liberation Mono" style:font-size-complex="10pt"/>
    </style:style>
    <style:style style:name="P2" style:family="paragraph" style:parent-style-name="Preformatted_20_Text">
      <style:paragraph-properties fo:text-align="start" style:justify-single-word="false"/>
      <style:text-properties style:font-name="Liberation Mono" fo:font-size="10pt" fo:language="en" fo:country="US" officeooo:rsid="000a28f3" officeooo:paragraph-rsid="001b4b8c" style:font-name-asian="NSimSun1" style:font-size-asian="10pt" style:font-name-complex="Liberation Mono" style:font-size-complex="10pt"/>
    </style:style>
    <style:style style:name="P3" style:family="paragraph" style:parent-style-name="Preformatted_20_Text">
      <style:paragraph-properties fo:text-align="start" style:justify-single-word="false"/>
      <style:text-properties fo:font-variant="normal" fo:text-transform="none" fo:color="#000000" loext:opacity="100%" style:font-name="Liberation Mono" fo:font-size="10pt" fo:letter-spacing="normal" fo:language="en" fo:country="US" officeooo:rsid="000a28f3" officeooo:paragraph-rsid="001b4b8c" style:font-name-asian="NSimSun1"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000000" loext:opacity="100%" style:font-name="Liberation Mono" fo:font-size="10pt" fo:letter-spacing="normal" fo:language="de" fo:country="DE" officeooo:rsid="0017a3eb" officeooo:paragraph-rsid="001b4b8c" style:font-name-asian="NSimSun1" style:font-size-asian="10pt" style:font-name-complex="Liberation Mono" style:font-size-complex="10pt"/>
    </style:style>
    <style:style style:name="P5"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en" fo:country="US" fo:font-weight="normal" officeooo:rsid="000a28f3" officeooo:paragraph-rsid="001cc0eb" style:font-name-asian="NSimSun1" style:font-size-asian="12pt" style:font-weight-asian="normal" style:font-name-complex="Liberation Mono" style:font-size-complex="12pt" style:font-weight-complex="normal"/>
    </style:style>
    <style:style style:name="P6"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en" fo:country="US" fo:font-style="normal" style:text-underline-style="none" fo:font-weight="normal" officeooo:rsid="000a28f3" officeooo:paragraph-rsid="001ea1cb" style:font-name-asian="NSimSun1" style:font-size-asian="12pt" style:font-style-asian="normal" style:font-weight-asian="normal" style:font-name-complex="Liberation Mono" style:font-size-complex="12pt" style:font-style-complex="normal" style:font-weight-complex="normal"/>
    </style:style>
    <style:style style:name="P7"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de" fo:country="DE" fo:font-weight="normal" officeooo:rsid="0017a3eb" officeooo:paragraph-rsid="001cc0eb" style:font-name-asian="NSimSun1" style:font-size-asian="12pt" style:font-weight-asian="normal" style:font-name-complex="Liberation Mono" style:font-size-complex="12pt" style:font-weight-complex="normal"/>
    </style:style>
    <style:style style:name="P8" style:family="paragraph" style:parent-style-name="Preformatted_20_Text">
      <style:paragraph-properties fo:text-align="start" style:justify-single-word="false"/>
      <style:text-properties fo:font-variant="normal" fo:text-transform="none" fo:color="#000000" loext:opacity="100%" style:font-name="Arial" fo:font-size="12pt" fo:letter-spacing="normal" fo:language="de" fo:country="DE" fo:font-style="normal" style:text-underline-style="none" fo:font-weight="normal" officeooo:rsid="0027554d" officeooo:paragraph-rsid="001ea1cb" style:font-name-asian="NSimSun1" style:font-size-asian="12pt" style:font-style-asian="normal" style:font-weight-asian="normal" style:font-name-complex="Liberation Mono" style:font-size-complex="12pt" style:font-style-complex="normal" style:font-weight-complex="normal"/>
    </style:style>
    <style:style style:name="P9" style:family="paragraph" style:parent-style-name="Preformatted_20_Text">
      <style:paragraph-properties fo:text-align="center" style:justify-single-word="false"/>
      <style:text-properties style:font-name="Arial" fo:font-size="12pt" fo:language="en" fo:country="US" fo:font-weight="normal" officeooo:rsid="000a28f3" officeooo:paragraph-rsid="001cc0eb" style:font-name-asian="NSimSun1" style:font-size-asian="12pt" style:font-weight-asian="normal" style:font-name-complex="Liberation Mono" style:font-size-complex="12pt" style:font-weight-complex="normal"/>
    </style:style>
    <style:style style:name="P10" style:family="paragraph" style:parent-style-name="Preformatted_20_Text">
      <style:paragraph-properties fo:text-align="start" style:justify-single-word="false"/>
      <style:text-properties style:font-name="Arial" fo:font-size="12pt" fo:language="en" fo:country="US" fo:font-weight="normal" officeooo:rsid="000a28f3" officeooo:paragraph-rsid="001cc0eb" style:font-name-asian="NSimSun1" style:font-size-asian="12pt" style:font-weight-asian="normal" style:font-name-complex="Liberation Mono" style:font-size-complex="12pt" style:font-weight-complex="normal"/>
    </style:style>
    <style:style style:name="P11" style:family="paragraph" style:parent-style-name="Preformatted_20_Text">
      <style:paragraph-properties fo:text-align="center" style:justify-single-word="false"/>
      <style:text-properties style:font-name="Arial" fo:font-size="12pt" fo:language="en" fo:country="US" fo:font-style="normal" style:text-underline-style="none" fo:font-weight="normal" officeooo:rsid="000a28f3" officeooo:paragraph-rsid="001ea1cb" style:font-name-asian="NSimSun1" style:font-size-asian="12pt" style:font-style-asian="normal" style:font-weight-asian="normal" style:font-name-complex="Liberation Mono" style:font-size-complex="12pt" style:font-style-complex="normal" style:font-weight-complex="normal"/>
    </style:style>
    <style:style style:name="P12" style:family="paragraph" style:parent-style-name="Preformatted_20_Text">
      <style:paragraph-properties fo:text-align="start" style:justify-single-word="false"/>
      <style:text-properties style:font-name="Arial" fo:font-size="12pt" fo:language="en" fo:country="US" fo:font-style="normal" style:text-underline-style="none" fo:font-weight="normal" officeooo:rsid="000a28f3" officeooo:paragraph-rsid="001ea1cb" style:font-name-asian="NSimSun1" style:font-size-asian="12pt" style:font-style-asian="normal" style:font-weight-asian="normal" style:font-name-complex="Liberation Mono" style:font-size-complex="12pt" style:font-style-complex="normal" style:font-weight-complex="normal"/>
    </style:style>
    <style:style style:name="P13" style:family="paragraph" style:parent-style-name="Preformatted_20_Text">
      <style:paragraph-properties fo:text-align="start" style:justify-single-word="false"/>
      <style:text-properties style:font-name="Arial" fo:font-size="12pt" officeooo:paragraph-rsid="001ea1cb" style:font-size-asian="12pt" style:font-size-complex="12pt"/>
    </style:style>
    <style:style style:name="P14" style:family="paragraph" style:parent-style-name="Preformatted_20_Text">
      <style:text-properties style:font-name="Arial" fo:font-size="12pt" officeooo:paragraph-rsid="001ea1cb" style:font-size-asian="12pt" style:font-size-complex="12pt"/>
    </style:style>
    <style:style style:name="P15" style:family="paragraph" style:parent-style-name="Preformatted_20_Text">
      <style:paragraph-properties fo:text-align="start" style:justify-single-word="false"/>
      <style:text-properties style:font-name="Arial" fo:font-size="12pt" fo:font-style="normal" style:text-underline-style="none" fo:font-weight="normal" officeooo:paragraph-rsid="001ea1cb" style:font-size-asian="12pt" style:font-style-asian="normal" style:font-weight-asian="normal" style:font-size-complex="12pt" style:font-style-complex="normal" style:font-weight-complex="normal"/>
    </style:style>
    <style:style style:name="P16" style:family="paragraph" style:parent-style-name="Preformatted_20_Text">
      <style:text-properties fo:color="#000000" loext:opacity="100%" style:font-name="Arial" fo:font-size="12pt" officeooo:paragraph-rsid="001ea1cb" style:font-size-asian="12pt" style:font-size-complex="12pt"/>
    </style:style>
    <style:style style:name="P17" style:family="paragraph" style:parent-style-name="Preformatted_20_Text">
      <style:text-properties fo:color="#000000" loext:opacity="100%" style:font-name="Arial" fo:font-size="12pt" fo:language="de" fo:country="DE" officeooo:paragraph-rsid="001ea1cb" style:font-size-asian="12pt" style:font-size-complex="12pt"/>
    </style:style>
    <style:style style:name="T1" style:family="text">
      <style:text-properties fo:font-variant="normal" fo:text-transform="none" fo:color="#000000" loext:opacity="100%" fo:letter-spacing="normal"/>
    </style:style>
    <style:style style:name="T2" style:family="text">
      <style:text-properties fo:font-variant="normal" fo:text-transform="none" fo:color="#000000" loext:opacity="100%" fo:letter-spacing="normal" fo:language="de" fo:country="DE"/>
    </style:style>
    <style:style style:name="T3" style:family="text">
      <style:text-properties fo:font-variant="normal" fo:text-transform="none" fo:color="#000000" loext:opacity="100%" fo:letter-spacing="normal" fo:language="de" fo:country="DE" fo:font-style="italic" officeooo:rsid="0032e0cb" style:font-style-asian="italic" style:font-style-complex="italic"/>
    </style:style>
    <style:style style:name="T4" style:family="text">
      <style:text-properties fo:font-variant="normal" fo:text-transform="none" fo:color="#000000" loext:opacity="100%" fo:letter-spacing="normal" fo:language="de" fo:country="DE" fo:font-style="italic" officeooo:rsid="00292eae" style:font-style-asian="italic" style:font-style-complex="italic"/>
    </style:style>
    <style:style style:name="T5" style:family="text">
      <style:text-properties fo:font-variant="normal" fo:text-transform="none" fo:color="#000000" loext:opacity="100%" fo:letter-spacing="normal" fo:language="de" fo:country="DE" fo:font-style="italic" officeooo:rsid="0028c901" style:font-name-asian="NSimSun1" style:font-style-asian="italic" style:font-name-complex="Liberation Mono" style:font-style-complex="italic"/>
    </style:style>
    <style:style style:name="T6" style:family="text">
      <style:text-properties fo:font-variant="normal" fo:text-transform="none" fo:color="#000000" loext:opacity="100%" fo:letter-spacing="normal" fo:language="de" fo:country="DE" fo:font-style="italic" style:text-underline-style="none" fo:font-weight="normal" officeooo:rsid="0032e0cb" style:font-name-asian="NSimSun1" style:font-style-asian="italic" style:font-weight-asian="normal" style:font-name-complex="Liberation Mono" style:font-style-complex="italic" style:font-weight-complex="normal"/>
    </style:style>
    <style:style style:name="T7" style:family="text">
      <style:text-properties fo:font-variant="normal" fo:text-transform="none" fo:color="#000000" loext:opacity="100%" fo:letter-spacing="normal" fo:language="de" fo:country="DE" officeooo:rsid="0028c901" style:font-name-asian="NSimSun1" style:font-name-complex="Liberation Mono"/>
    </style:style>
    <style:style style:name="T8" style:family="text">
      <style:text-properties fo:font-variant="normal" fo:text-transform="none" fo:color="#000000" loext:opacity="100%" fo:letter-spacing="normal" fo:language="de" fo:country="DE" fo:font-style="normal" style:text-underline-style="none" fo:font-weight="normal" officeooo:rsid="000a28f3" style:font-name-asian="NSimSun1" style:font-style-asian="normal" style:font-weight-asian="normal" style:font-name-complex="Liberation Mono" style:font-style-complex="normal" style:font-weight-complex="normal"/>
    </style:style>
    <style:style style:name="T9" style:family="text">
      <style:text-properties fo:font-variant="normal" fo:text-transform="none" fo:color="#000000" loext:opacity="100%" fo:letter-spacing="normal" fo:language="en" fo:country="US"/>
    </style:style>
    <style:style style:name="T10" style:family="text">
      <style:text-properties fo:font-variant="normal" fo:text-transform="none" fo:color="#000000" loext:opacity="100%" fo:letter-spacing="normal" fo:language="en" fo:country="US" fo:font-style="normal" style:text-underline-style="none" fo:font-weight="normal" officeooo:rsid="000a28f3" style:font-name-asian="NSimSun1" style:font-style-asian="normal" style:font-weight-asian="normal" style:font-name-complex="Liberation Mono" style:font-style-complex="normal" style:font-weight-complex="normal"/>
    </style:style>
    <style:style style:name="T11" style:family="text">
      <style:text-properties fo:font-variant="normal" fo:text-transform="none" fo:color="#000000" loext:opacity="100%" fo:letter-spacing="normal" fo:language="en" fo:country="US" fo:font-style="italic" officeooo:rsid="000a28f3" style:font-name-asian="NSimSun1" style:font-style-asian="italic" style:font-name-complex="Liberation Mono" style:font-style-complex="italic"/>
    </style:style>
    <style:style style:name="T12" style:family="text">
      <style:text-properties fo:font-variant="normal" fo:text-transform="none" fo:color="#000000" loext:opacity="100%" fo:letter-spacing="normal" fo:language="en" fo:country="US" fo:font-style="italic" style:text-underline-style="none" fo:font-weight="normal" officeooo:rsid="000a28f3" style:font-name-asian="NSimSun1" style:font-style-asian="italic" style:font-weight-asian="normal" style:font-name-complex="Liberation Mono" style:font-style-complex="italic" style:font-weight-complex="normal"/>
    </style:style>
    <style:style style:name="T13" style:family="text">
      <style:text-properties fo:font-variant="normal" fo:text-transform="none" fo:color="#000000" loext:opacity="100%" fo:letter-spacing="normal" fo:language="en" fo:country="US" officeooo:rsid="000a28f3" style:font-name-asian="NSimSun1" style:font-name-complex="Liberation Mono"/>
    </style:style>
    <style:style style:name="T14" style:family="text">
      <style:text-properties fo:font-variant="normal" fo:text-transform="none" fo:color="#000000" loext:opacity="100%" fo:letter-spacing="normal" fo:language="en" fo:country="US" officeooo:rsid="00292eae"/>
    </style:style>
    <style:style style:name="T15" style:family="text">
      <style:text-properties fo:font-variant="normal" fo:text-transform="none" fo:color="#000000" loext:opacity="100%" style:font-name="Arial" fo:letter-spacing="normal" fo:language="de" fo:country="DE" fo:font-style="normal" style:text-underline-style="none" fo:font-weight="normal" officeooo:rsid="000a28f3" style:font-name-asian="NSimSun1" style:font-style-asian="normal" style:font-weight-asian="normal" style:font-name-complex="Liberation Mono" style:font-style-complex="normal" style:font-weight-complex="normal"/>
    </style:style>
    <style:style style:name="T16" style:family="text">
      <style:text-properties fo:font-variant="normal" fo:text-transform="none" fo:color="#000000" loext:opacity="100%" style:font-name="Arial" fo:letter-spacing="normal" fo:language="de" fo:country="DE" fo:font-style="italic" style:text-underline-style="none" fo:font-weight="normal" officeooo:rsid="0032e0cb" style:font-name-asian="NSimSun1" style:font-style-asian="italic" style:font-weight-asian="normal" style:font-name-complex="Liberation Mono" style:font-style-complex="italic" style:font-weight-complex="normal"/>
    </style:style>
    <style:style style:name="T17" style:family="text">
      <style:text-properties fo:font-variant="normal" fo:text-transform="none" fo:color="#000000" loext:opacity="100%" style:font-name="Arial" fo:letter-spacing="normal" fo:language="en" fo:country="US" fo:font-style="normal" style:text-underline-style="none" fo:font-weight="normal" officeooo:rsid="000a28f3" style:font-name-asian="NSimSun1" style:font-style-asian="normal" style:font-weight-asian="normal" style:font-name-complex="Liberation Mono" style:font-style-complex="normal" style:font-weight-complex="normal"/>
    </style:style>
    <style:style style:name="T18" style:family="text">
      <style:text-properties fo:font-variant="normal" fo:text-transform="none" fo:color="#000000" loext:opacity="100%" style:font-name="Arial" fo:letter-spacing="normal" fo:language="en" fo:country="US" fo:font-style="italic" style:text-underline-style="none" fo:font-weight="normal" officeooo:rsid="000a28f3" style:font-name-asian="NSimSun1" style:font-style-asian="italic" style:font-weight-asian="normal" style:font-name-complex="Liberation Mono" style:font-style-complex="italic" style:font-weight-complex="normal"/>
    </style:style>
    <style:style style:name="T19" style:family="text">
      <style:text-properties fo:language="de" fo:country="DE" officeooo:rsid="001e5d14"/>
    </style:style>
    <style:style style:name="T20" style:family="text">
      <style:text-properties fo:language="de" fo:country="DE" officeooo:rsid="003156fd"/>
    </style:style>
    <style:style style:name="T21" style:family="text">
      <style:text-properties fo:language="de" fo:country="DE" fo:font-style="italic" officeooo:rsid="0032e0cb" style:font-style-asian="italic" style:font-style-complex="italic"/>
    </style:style>
    <style:style style:name="T22" style:family="text">
      <style:text-properties fo:language="de" fo:country="DE" fo:font-style="italic" officeooo:rsid="002796c8" style:font-style-asian="italic" style:font-style-complex="italic"/>
    </style:style>
    <style:style style:name="T23" style:family="text">
      <style:text-properties fo:language="de" fo:country="DE" fo:font-style="italic" officeooo:rsid="0028c901" style:font-style-asian="italic" style:font-style-complex="italic"/>
    </style:style>
    <style:style style:name="T24" style:family="text">
      <style:text-properties fo:language="de" fo:country="DE" fo:font-style="italic" officeooo:rsid="00292eae" style:font-style-asian="italic" style:font-style-complex="italic"/>
    </style:style>
    <style:style style:name="T25" style:family="text">
      <style:text-properties fo:language="de" fo:country="DE" fo:font-style="italic" officeooo:rsid="003156fd" style:font-style-asian="italic" style:font-style-complex="italic"/>
    </style:style>
    <style:style style:name="T26" style:family="text">
      <style:text-properties fo:language="de" fo:country="DE" officeooo:rsid="002796c8"/>
    </style:style>
    <style:style style:name="T27" style:family="text">
      <style:text-properties fo:language="de" fo:country="DE" officeooo:rsid="0028c901"/>
    </style:style>
    <style:style style:name="T28" style:family="text">
      <style:text-properties fo:language="de" fo:country="DE" officeooo:rsid="00292eae"/>
    </style:style>
    <style:style style:name="T29" style:family="text">
      <style:text-properties fo:language="de" fo:country="DE" officeooo:rsid="0030537b"/>
    </style:style>
    <style:style style:name="T30" style:family="text">
      <style:text-properties fo:font-style="normal"/>
    </style:style>
    <style:style style:name="T31" style:family="text">
      <style:text-properties fo:font-style="italic" style:font-style-asian="italic" style:font-style-complex="italic"/>
    </style:style>
    <style:style style:name="T32" style:family="text">
      <style:text-properties style:font-name="Arial"/>
    </style:style>
    <style:style style:name="T33" style:family="text">
      <style:text-properties style:font-name="Arial" officeooo:rsid="003156fd"/>
    </style:style>
    <style:style style:name="T34" style:family="text">
      <style:text-properties style:font-name="Arial" fo:font-style="italic" style:font-style-asian="italic" style:font-style-complex="italic"/>
    </style:style>
    <style:style style:name="T35" style:family="text">
      <style:text-properties style:font-name="Arial" fo:language="de" fo:country="DE" fo:font-style="italic" officeooo:rsid="003156fd" style:font-style-asian="italic" style:font-style-complex="italic"/>
    </style:style>
    <style:style style:name="T36" style:family="text">
      <style:text-properties fo:language="en" fo:country="US"/>
    </style:style>
    <style:style style:name="T37" style:family="text">
      <style:text-properties fo:language="en" fo:country="US" fo:font-style="italic" officeooo:rsid="0028c901" style:font-style-asian="italic" style:font-style-complex="italic"/>
    </style:style>
    <style:style style:name="T38" style:family="text">
      <style:text-properties officeooo:rsid="002eac7e"/>
    </style:style>
    <style:style style:name="T39" style:family="text">
      <style:text-properties officeooo:rsid="003156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text:span text:style-name="T31">Recipe book</text:span> project </text:p>
      <text:p text:style-name="P11"/>
      <text:p text:style-name="P12">Authors: Clemens Berger, Valerii Drobiazgho </text:p>
      <text:p text:style-name="P12"/>
      <text:p text:style-name="P12">Idea: </text:p>
      <text:p text:style-name="P12"/>
      <text:p text:style-name="P12"><text:span text:style-name="T31">Recipe book</text:span> application, with the additional option for the user to add recipes himself<text:span text:style-name="T39">.</text:span> </text:p>
      <text:p text:style-name="P12"/>
      <text:p text:style-name="P12">Description: </text:p>
      <text:p text:style-name="P12"/>
      <text:p text:style-name="P12">In the main menu of the application, the user gets access to a list of already saved recipes. Three menu buttons at the bottom of the screen: <text:span text:style-name="T31">add new recipe</text:span>, <text:span text:style-name="T25">recipes</text:span>, <text:span text:style-name="T31">settings</text:span>. <text:s/>In the upper right menu of the screen there is an additional menu, where the user can select all recipes , favorites, dishes from the <text:span text:style-name="T20">various </text:span>categories: <text:span text:style-name="T31">vegetarian menu</text:span>, <text:span text:style-name="T31">vegan menu</text:span> and <text:span text:style-name="T31">omnivore menu</text:span>. </text:p>
      <text:p text:style-name="P12"/>
      <text:p text:style-name="P12">By clicking on <text:span text:style-name="T20">a </text:span><text:s/>recipe, the user gets detailed <text:span text:style-name="T31">description</text:span> of the dish, <text:span text:style-name="T31">instructions</text:span>, list of ingredients and an overview of the weight and nutritional value with the calories.</text:p>
      <text:p text:style-name="P12"/>
      <text:p text:style-name="P14">While looking at the description of the recipe, the user has an opportunity to add the recipe to favorites, as well as to remove the recipe from the <text:span text:style-name="T31">favorites</text:span> category.</text:p>
      <text:p text:style-name="P12">The user moves from one recipe to another simply by swiping.</text:p>
      <text:p text:style-name="P12"/>
      <text:p text:style-name="P12">In order to get access to a new recipe form the user need to click at the <text:span text:style-name="T31">add new recipe </text:span>button. The filling form is simple and intuitive for the user. Each template is accompanied by an inscription. When typing the first letter of an ingredient the user gets a choice from a list of saved <text:span text:style-name="T20">i</text:span>ngredients.</text:p>
      <text:p text:style-name="P12"/>
      <text:p text:style-name="P12">When adding a new recipe, the user has an opportunity to take a photo of the cooked dish and save it along with the recipe. After saving, this recipe will appear in the list of existing recipes.</text:p>
      <text:p text:style-name="P12"/>
      <text:p text:style-name="P14">By pressing the <text:span text:style-name="T21">s</text:span><text:span text:style-name="T31">ettings </text:span>button, the user can switch to <text:span text:style-name="T31">Dark mode</text:span> and exit it at any time.</text:p>
      <text:p text:style-name="P14"/>
      <text:p text:style-name="P12"><text:span text:style-name="T1">Pressing the</text:span><text:span text:style-name="T2"> </text:span><text:span text:style-name="T3">recipes</text:span><text:span text:style-name="T2"> </text:span><text:span text:style-name="T1">button returns the user to the main menu.</text:span></text:p>
      <text:p text:style-name="P6"/>
      <text:p text:style-name="P16"/>
      <text:p text:style-name="P17">Goals:</text:p>
      <text:p text:style-name="P17"/>
      <text:p text:style-name="P16">Master the skills of developing Android mobile applications.</text:p>
      <text:p text:style-name="P16"><text:s/></text:p>
      <text:p text:style-name="P16">Work with Android Studio.</text:p>
      <text:p text:style-name="P16"/>
      <text:p text:style-name="P16">Improve Java programming skills.</text:p>
      <text:p text:style-name="P16"/>
      <text:p text:style-name="P16">Learn Android design. The final project is Android mobile app <text:span text:style-name="T31">Recipe book</text:span>.</text:p>
      <text:p text:style-name="P16"/>
      <text:p text:style-name="P13"><text:span text:style-name="Основной_20_шрифт_20_абзаца"><text:span text:style-name="T8">Final goal: </text:span></text:span><text:span text:style-name="Основной_20_шрифт_20_абзаца"><text:span text:style-name="T10">offline cookbook with calories display and the option to create your own recipes,</text:span></text:span><text:span text:style-name="T10"> </text:span><text:span text:style-name="T36">with the ability to select an ingredient from the existing list and not the ability to add a new ingredient</text:span><text:span text:style-name="T9">.</text:span></text:p>
      <text:p text:style-name="P13"><text:span text:style-name="T9"/></text:p>
      <text:p text:style-name="P6"><text:soft-page-break/>Application structure: </text:p>
      <text:p text:style-name="P6"/>
      <text:p text:style-name="P6">1. Database </text:p>
      <text:p text:style-name="P6">The project uses 3 tables: <text:span text:style-name="T31">Recipe</text:span>, <text:span text:style-name="T31">Ingredient</text:span>, <text:span text:style-name="T31">RecipeIngredien</text:span><text:span text:style-name="T21">t</text:span>.</text:p>
      <text:p text:style-name="P6"/>
      <text:p text:style-name="P6">The <text:span text:style-name="T31">Ingredient </text:span>table includes ingredient <text:span text:style-name="T31">name</text:span>, <text:span text:style-name="T31">calories per 100 grams</text:span> and <text:span text:style-name="T31">id</text:span>.</text:p>
      <text:p text:style-name="P6"/>
      <text:p text:style-name="P16">The <text:span text:style-name="T31">Recipe</text:span> table includes the <text:span text:style-name="T31">recipe name</text:span>, <text:span text:style-name="T31">instruction</text:span>, <text:span text:style-name="T31">description</text:span>, <text:span text:style-name="T31">foodtype recipe</text:span>.</text:p>
      <text:p text:style-name="P6">It also contains the <text:span text:style-name="T31">favorite</text:span> label, <text:span text:style-name="T31">urlpath to the image</text:span> and <text:span text:style-name="T31">id</text:span>.</text:p>
      <text:p text:style-name="P6"/>
      <text:p text:style-name="P13"><text:span text:style-name="Основной_20_шрифт_20_абзаца"><text:span text:style-name="T10">The </text:span></text:span><text:span text:style-name="Основной_20_шрифт_20_абзаца"><text:span text:style-name="T12">RecipeIngredient</text:span></text:span><text:span text:style-name="Основной_20_шрифт_20_абзаца"><text:span text:style-name="T10"> table is the link between the </text:span></text:span><text:span text:style-name="Основной_20_шрифт_20_абзаца"><text:span text:style-name="T6">I</text:span></text:span><text:span text:style-name="Основной_20_шрифт_20_абзаца"><text:span text:style-name="T12">ngredient </text:span></text:span><text:span text:style-name="Основной_20_шрифт_20_абзаца"><text:span text:style-name="T10">table and the </text:span></text:span><text:span text:style-name="Основной_20_шрифт_20_абзаца"><text:span text:style-name="T12">Recipe</text:span></text:span><text:span text:style-name="Основной_20_шрифт_20_абзаца"><text:span text:style-name="T10"> table. The table consists of </text:span></text:span><text:span text:style-name="Основной_20_шрифт_20_абзаца"><text:span text:style-name="T12">ingredientId</text:span></text:span><text:span text:style-name="Основной_20_шрифт_20_абзаца"><text:span text:style-name="T10">, </text:span></text:span><text:span text:style-name="Основной_20_шрифт_20_абзаца"><text:span text:style-name="T12">recipeId</text:span></text:span><text:span text:style-name="Основной_20_шрифт_20_абзаца"><text:span text:style-name="T10">, </text:span></text:span><text:span text:style-name="Основной_20_шрифт_20_абзаца"><text:span text:style-name="T12">ingredient weight in grams </text:span></text:span><text:span text:style-name="Основной_20_шрифт_20_абзаца"><text:span text:style-name="T10">and </text:span></text:span><text:span text:style-name="Основной_20_шрифт_20_абзаца"><text:span text:style-name="T12">id.</text:span></text:span><text:span text:style-name="Основной_20_шрифт_20_абзаца"><text:span text:style-name="T10"> Therefore this table allows us to get a list of ingredients for each recipe, taking into account the weight.</text:span></text:span></text:p>
      <text:p text:style-name="P6"/>
      <text:p text:style-name="P6">2. Description of classes </text:p>
      <text:p text:style-name="P6"/>
      <text:p text:style-name="P6"><text:span text:style-name="T22">Basemodel</text:span><text:span text:style-name="T26"> - </text:span>a class so that all models inherit from it the <text:span text:style-name="T27">available </text:span>attributes.</text:p>
      <text:p text:style-name="P6"/>
      <text:p text:style-name="P6"><text:span text:style-name="T31">Ingredient</text:span> model inherits from <text:span text:style-name="T31">Basemodel </text:span>and describes the data sets that describe an ingredient: <text:span text:style-name="T31">calories</text:span>, <text:span text:style-name="T31">name.</text:span> </text:p>
      <text:p text:style-name="P6"/>
      <text:p text:style-name="P6"><text:span text:style-name="T31">Recipe</text:span> model bring al<text:span text:style-name="T26">l</text:span> data of recipe: the <text:span text:style-name="T31">name</text:span>, <text:span text:style-name="T23">instruction</text:span><text:span text:style-name="T31">,</text:span><text:span text:style-name="T23">desciption, foodtype,</text:span><text:span text:style-name="T31"> picture.</text:span></text:p>
      <text:p text:style-name="P6"/>
      <text:p text:style-name="P15"><text:span text:style-name="T11">RecipeIngredient </text:span><text:span text:style-name="T7">model </text:span><text:span text:style-name="T13">is used for connecting a recipe with its ingredients. </text:span><text:span text:style-name="T7">Describe a data of </text:span><text:span text:style-name="T5">RecipeIngredient</text:span><text:span text:style-name="T7">: </text:span><text:span text:style-name="T5">ingredientId</text:span><text:span text:style-name="T7">, </text:span><text:span text:style-name="T5">recipeId</text:span><text:span text:style-name="T7">, </text:span><text:span text:style-name="T37">ingredient weight</text:span><text:span text:style-name="T14">, </text:span><text:span text:style-name="T4">ingredient.</text:span></text:p>
      <text:p text:style-name="P6"/>
      <text:p text:style-name="P6"><text:span text:style-name="T31">RecipeIngredientIngredient</text:span> merges a <text:span text:style-name="T31">ingredient </text:span>with the <text:span text:style-name="T31">recipeIngredient </text:span>object. </text:p>
      <text:p text:style-name="P6"/>
      <text:p text:style-name="P6"><text:span text:style-name="T31">FileSystemHandle</text:span> can create new files in system and stores them. </text:p>
      <text:p text:style-name="P6"/>
      <text:p text:style-name="P6"><text:span text:style-name="T24">I</text:span><text:span text:style-name="T31">ngredientRepository </text:span>is used for operations in the <text:span text:style-name="T31">Ingredient </text:span>table. </text:p>
      <text:p text:style-name="P6"/>
      <text:p text:style-name="P6"><text:span text:style-name="T31">RecipeRepository</text:span> is used for operations in the <text:span text:style-name="T31">Recipe </text:span>and<text:span text:style-name="T31"> RecipeIngredient </text:span>tables. </text:p>
      <text:p text:style-name="P6"/>
      <text:p text:style-name="P6">In the <text:span text:style-name="T31">InputViewModel </text:span>there is an interface between a fragment and a database. The fragment Database makes operation via Viewmodel.</text:p>
      <text:p text:style-name="P6"/>
      <text:p text:style-name="P6"/>
      <text:p text:style-name="P6">3. Description of fragments </text:p>
      <text:p text:style-name="P6"/>
      <text:p text:style-name="P6"><text:span text:style-name="T31">Basefragment</text:span> is an abstract fragment, but all fragments inherit from <text:span text:style-name="T31">Basefragment</text:span>.</text:p>
      <text:p text:style-name="P6"/>
      <text:p text:style-name="P6"><text:span text:style-name="T31">Inputfragment</text:span> <text:span text:style-name="T28">add </text:span>new recipes. Ingredients can only be selected from the database list. There is no way to add new ingredients. Pictures are taken directly on the camera. Saved as file in system, add as path in database. </text:p>
      <text:p text:style-name="P6"/>
      <text:p text:style-name="P6"><text:span text:style-name="T31">RecipeDetailFragment </text:span>shows the details of the selected recipe with description, list of ingredients and weight of each one.</text:p>
      <text:p text:style-name="P6"/>
      <text:p text:style-name="P6">A list of all recipes is displayed in <text:span text:style-name="T31">RecipeListFragment</text:span>, different recipes can be filtered here by category, recipes can also be marked and then favorited or deleted.</text:p>
      <text:p text:style-name="P6"><text:soft-page-break/></text:p>
      <text:p text:style-name="P6"><text:span text:style-name="T31">RecipePagerfragment </text:span>allows user to swipe between recipes and recipes are loaded via a <text:span text:style-name="T31">DetailFragment</text:span>, there is an option to favorite.</text:p>
      <text:p text:style-name="P6"/>
      <text:p text:style-name="P6"><text:span text:style-name="T24">S</text:span><text:span text:style-name="T31">ettingFragment</text:span> allows you to enter and exit <text:span text:style-name="T31">Darkmode</text:span>, there is possibil<text:span text:style-name="T29">e make </text:span><text:s/>zoom on recipe pager.</text:p>
      <text:p text:style-name="P6"/>
      <text:p text:style-name="P8">4. Known bugs</text:p>
      <text:p text:style-name="P8"><text:span text:style-name="T36"/></text:p>
      <text:p text:style-name="P8"><text:span text:style-name="T38">W</text:span><text:span text:style-name="T36">hen you switch several times from the recipe to the main menu and back to the recipe, sometimes </text:span><text:span text:style-name="T38">come </text:span><text:span text:style-name="T36">a bug with the output of recipe details on the screen.</text:span></text:p>
      <text:p text:style-name="P8"/>
      <text:p text:style-name="P8"><text:span text:style-name="T36">There isn't that much test data.</text:span> </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 style:display-name="Основной шрифт абзаца"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0T15:25:31.873000000</dc:date>
    <meta:editing-duration>PT7H37M32S</meta:editing-duration>
    <meta:editing-cycles>6</meta:editing-cycles>
    <meta:generator>LibreOffice/7.1.3.2$Windows_X86_64 LibreOffice_project/47f78053abe362b9384784d31a6e56f8511eb1c1</meta:generator>
    <meta:document-statistic meta:table-count="0" meta:image-count="0" meta:object-count="0" meta:page-count="3" meta:paragraph-count="47" meta:word-count="737" meta:character-count="4575" meta:non-whitespace-character-count="3863"/>
  </office:meta>
</office:document-meta>
</file>